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true"/>
      <style:text-properties officeooo:paragraph-rsid="00008351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officeooo:rsid="0024b071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Strong_20_Emphasis"><text:span text:style-name="T2">Пример задач и сроков</text:span></text:span></text:p>
      <text:p text:style-name="P1" loext:marker-style-name="T1"><text:span text:style-name="Strong_20_Emphasis"><text:span text:style-name="T2"/></text:span></text:p>
      <text:p text:style-name="P1" loext:marker-style-name="T1"><text:span text:style-name="Strong_20_Emphasis"><text:span text:style-name="T3">| Задача <text:s text:c="53"/>| Начало <text:s text:c="5"/>| Конец <text:s text:c="5"/>| Ответственный <text:s text:c="2"/>|</text:span></text:span></text:p>
      <text:p text:style-name="P1" loext:marker-style-name="T1"><text:span text:style-name="Strong_20_Emphasis"><text:span text:style-name="T3">|--------------------------------------------------|--------------|----------------|--------------------|</text:span></text:span></text:p>
      <text:p text:style-name="P1" loext:marker-style-name="T1"><text:span text:style-name="Strong_20_Emphasis"><text:span text:style-name="T3">| 1. Исследование и планирование <text:s text:c="8"/>| 0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 </text:span></text:span><text:span text:style-name="Strong_20_Emphasis"><text:span text:style-name="T3">| 03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2. Дизайн интерфейса <text:s text:c="26"/>| 04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10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5"/>|</text:span></text:span></text:p>
      <text:p text:style-name="P1" loext:marker-style-name="T1"><text:span text:style-name="Strong_20_Emphasis"><text:span text:style-name="T3">| 3. Разработка браузерной версии <text:s text:c="8"/>| 1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20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4. Разработка десктопной версии <text:s text:c="8"/>| 1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20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5. Интеграция уровней сложности <text:s text:c="5"/>| 2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25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6. Тестирование игры <text:s text:c="27"/>| 26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30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7. Запуск игры <text:s text:c="39"/>| 3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01.0</text:span></text:span><text:span text:style-name="Strong_20_Emphasis"><text:span text:style-name="T4">3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 </text:span></text:span><text:span text:style-name="Strong_20_Emphasis"><text:span text:style-name="T3"><text:s text:c="13"/>|</text:span></text:span></text:p>
      <text:p text:style-name="P1" loext:marker-style-name="T1"><text:span text:style-name="Strong_20_Emphasis"><text:span text:style-name="T3">| 8. Сбор обратной связи и доработка <text:s text:c="3"/>| 02.0</text:span></text:span><text:span text:style-name="Strong_20_Emphasis"><text:span text:style-name="T4">3</text:span></text:span><text:span text:style-name="Strong_20_Emphasis"><text:span text:style-name="T3">.202</text:span></text:span><text:span text:style-name="Strong_20_Emphasis"><text:span text:style-name="T4">5 </text:span></text:span><text:span text:style-name="Strong_20_Emphasis"><text:span text:style-name="T3">| 07.0</text:span></text:span><text:span text:style-name="Strong_20_Emphasis"><text:span text:style-name="T4">3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3"/>|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8:20:11.178000000</meta:creation-date>
    <meta:print-date>2025-02-18T18:25:54.761000000</meta:print-date>
    <meta:printed-by>Файлы PDF</meta:printed-by>
    <dc:date>2025-02-18T18:26:14.406000000</dc:date>
    <meta:editing-duration>PT19S</meta:editing-duration>
    <meta:editing-cycles>1</meta:editing-cycles>
    <meta:document-statistic meta:table-count="0" meta:image-count="0" meta:object-count="0" meta:page-count="1" meta:paragraph-count="11" meta:word-count="113" meta:character-count="992" meta:non-whitespace-character-count="586"/>
    <meta:generator>LibreOffice/24.8.4.2$Windows_X86_64 LibreOffice_project/bb3cfa12c7b1bf994ecc5649a80400d06cd71002</meta:generator>
  </office:meta>
</office:document-meta>
</file>